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65e" officeooo:paragraph-rsid="000ea65e"/>
    </style:style>
    <style:style style:name="P2" style:family="paragraph" style:parent-style-name="Standard">
      <style:paragraph-properties fo:text-align="center" style:justify-single-word="false"/>
      <style:text-properties fo:font-size="11pt" fo:font-style="italic" officeooo:rsid="000ea65e" officeooo:paragraph-rsid="000ea65e" style:font-size-asian="11pt" style:font-style-asian="italic" style:font-size-complex="11pt" style:font-style-complex="italic"/>
    </style:style>
    <style:style style:name="P3" style:family="paragraph" style:parent-style-name="Standard">
      <style:paragraph-properties fo:text-align="start" style:justify-single-word="false"/>
      <style:text-properties fo:font-size="12pt" fo:font-style="normal" officeooo:rsid="000fe9db" officeooo:paragraph-rsid="000fe9db" style:font-size-asian="10.5pt" style:font-style-asian="normal" style:font-size-complex="12pt" style:font-style-complex="normal"/>
    </style:style>
    <style:style style:name="P4" style:family="paragraph" style:parent-style-name="Standard">
      <style:paragraph-properties fo:text-align="start" style:justify-single-word="false"/>
      <style:text-properties fo:font-size="12pt" fo:font-style="normal" officeooo:rsid="0010cc04" officeooo:paragraph-rsid="0010cc04" style:font-size-asian="10.5pt" style:font-style-asian="normal" style:font-size-complex="12pt" style:font-style-complex="normal"/>
    </style:style>
    <style:style style:name="P5" style:family="paragraph" style:parent-style-name="Standard">
      <style:paragraph-properties fo:text-align="start" style:justify-single-word="false"/>
      <style:text-properties officeooo:rsid="000fe9db" officeooo:paragraph-rsid="000fe9db"/>
    </style:style>
    <style:style style:name="P6" style:family="paragraph" style:parent-style-name="Standard">
      <style:paragraph-properties fo:text-align="start" style:justify-single-word="false"/>
      <style:text-properties officeooo:paragraph-rsid="000fe9db"/>
    </style:style>
    <style:style style:name="P7" style:family="paragraph" style:parent-style-name="Standard">
      <style:paragraph-properties fo:text-align="start" style:justify-single-word="false"/>
      <style:text-properties officeooo:paragraph-rsid="0010cc04"/>
    </style:style>
    <style:style style:name="P8" style:family="paragraph" style:parent-style-name="Standard">
      <style:paragraph-properties fo:text-align="start" style:justify-single-word="false"/>
      <style:text-properties officeooo:paragraph-rsid="00111744"/>
    </style:style>
    <style:style style:name="P9" style:family="paragraph" style:parent-style-name="Heading_20_1">
      <style:paragraph-properties fo:text-align="center" style:justify-single-word="false"/>
    </style:style>
    <style:style style:name="P10" style:family="paragraph" style:parent-style-name="Standard">
      <style:paragraph-properties fo:text-align="start" style:justify-single-word="false"/>
      <style:text-properties fo:font-size="12pt" fo:font-style="normal" officeooo:rsid="000fe9db" officeooo:paragraph-rsid="000fe9db" style:font-size-asian="10.5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officeooo:rsid="0010cc04" officeooo:paragraph-rsid="0010cc04"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officeooo:rsid="00111744" officeooo:paragraph-rsid="00111744" style:font-size-asian="10.5pt" style:font-style-asian="normal" style:font-size-complex="12pt" style:font-style-complex="normal"/>
    </style:style>
    <style:style style:name="T1" style:family="text">
      <style:text-properties officeooo:rsid="000ebd9b"/>
    </style:style>
    <style:style style:name="T2" style:family="text">
      <style:text-properties fo:font-size="12pt" fo:font-style="normal" style:font-size-asian="10.5pt" style:font-style-asian="normal" style:font-size-complex="12pt" style:font-style-complex="normal"/>
    </style:style>
    <style:style style:name="T3" style:family="text">
      <style:text-properties fo:font-size="12pt" fo:font-style="normal" officeooo:rsid="000fe9db" style:font-size-asian="10.5pt" style:font-style-asian="normal" style:font-size-complex="12pt" style:font-style-complex="normal"/>
    </style:style>
    <style:style style:name="T4" style:family="text">
      <style:text-properties fo:font-size="12pt" fo:font-style="normal" officeooo:rsid="0010cc04" style:font-size-asian="10.5pt" style:font-style-asian="normal" style:font-size-complex="12pt" style:font-style-complex="normal"/>
    </style:style>
    <style:style style:name="T5" style:family="text">
      <style:text-properties fo:font-size="12pt" fo:font-style="normal" officeooo:rsid="00111744" style:font-size-asian="10.5pt" style:font-style-asian="normal" style:font-size-complex="12pt" style:font-style-complex="normal"/>
    </style:style>
    <style:style style:name="T6" style:family="text">
      <style:text-properties fo:font-size="12pt" fo:font-style="normal" officeooo:rsid="0011edc0" style:font-size-asian="10.5pt" style:font-style-asian="normal" style:font-size-complex="12pt" style:font-style-complex="normal"/>
    </style:style>
    <style:style style:name="T7" style:family="text">
      <style:text-properties fo:font-size="12pt" fo:font-style="normal" officeooo:rsid="0012e04a" style:font-size-asian="10.5pt" style:font-style-asian="normal" style:font-size-complex="12pt" style:font-style-complex="normal"/>
    </style:style>
    <style:style style:name="T8" style:family="text">
      <style:text-properties fo:font-size="11pt" fo:font-style="italic" officeooo:rsid="000ea65e" style:font-size-asian="11pt" style:font-style-asian="italic" style:font-size-complex="11pt" style:font-style-complex="italic"/>
    </style:style>
    <style:style style:name="T9" style:family="text">
      <style:text-properties officeooo:rsid="0011ed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Virtue and moral compass</text:h>
      <text:p text:style-name="P1"/>
      <text:p text:style-name="P1">I’ve come to realize recently that long ago, I’ve read a (fictional) story about a general that was exiled for his believes, and the consequences thereof. I wish to share this story, and give my interpretation of it. It is the backstory from one of the characters of the game Demigod named ‘<text:span text:style-name="T1">The </text:span>Oak’:</text:p>
      <text:p text:style-name="P1"/>
      <text:p text:style-name="P2">Thanos the Immortal was King Nimoth XII's favorite captain, as he had been for his father and his father's father. Thanos was renowned for his loyalty, his leadership, his skill with an axe, and above all his very great age. Leading several generations of soldiers in the wars of the Nimoth Dynasties, Thanos had received countless death-blows, but none had killed him. His men had rallied many times at the sight of Thanos rising again after being stricken down by his enemy.</text:p>
      <text:p text:style-name="P2"/>
      <text:p text:style-name="P2">Thanos, who wore his armor and helm at all times, was rumored to have been horribly disfigured by the centuries of battle-scars he had received in the service of the Nimoth Kings. At court, he was a stoic, monolithic presence, only speaking when addressed.</text:p>
      <text:p text:style-name="P2"/>
      <text:p text:style-name="P2">It was therefore a great shock when Thanos refused his Lord's command to fight at the Battle of Rond. The usually-noisy court fell immediately silent when Thanos' voice boomed from within his helmet: "this cannot rightly be called 'a battle,' my Lord. The Rondish folk may be resistant to taxation, some may even be treacherous, but they are not warriors. Most of their men are away at harvest. Our army will only find women and children at Rond."</text:p>
      <text:p text:style-name="P2"/>
      <text:p text:style-name="P2">"All the better," replied the king. "Let us purge these undesirables now and never again suffer their insolence."</text:p>
      <text:p text:style-name="P2"/>
      <text:p text:style-name="P2">Thanos' helmet turned toward the king. "Your fathers were also vexed by the proud Rondish, but they used other methods. They would never have ordered a massacre of innocents."</text:p>
      <text:p text:style-name="P2"/>
      <text:p text:style-name="P2">The king stood, his cheeks crimson with rage. "I am not my father, and you will do as I say! Disobey me now, and I will banish you for a thousand years!"</text:p>
      <text:p text:style-name="P2"/>
      <text:p text:style-name="P2">Thanos' black visor looked for a moment upon the king, and then he spoke. "As you wish. I will go."</text:p>
      <text:p text:style-name="P2"/>
      <text:p text:style-name="P2">It was thus that Thanos and the five hundred vassals of his house found themselves in exile among the Writh-tal, the Canyons of the Dead. The Canyons cut through a blighted, broken land, and were inhabited by terrible Dead Things. These would not abide the living, and the king's proclamation had almost certainly meant death for Thanos' servants.</text:p>
      <text:p text:style-name="P2"/>
      <text:p text:style-name="P2">Nevertheless, the remnants of the House of Thanos survived long enough to build a fortress upon a great, tortured rock. When the walls were complete, Thanos stood watch at the gate, guarding the stronghold's only approach. Undead things sometimes made attempts upon the fortress, but he vanquished them all. As gatekeeper to a sumptuous island of life <text:span text:style-name="T1">a midst</text:span> a hungry sea of death, he came into contact with many Dead Things from the other side, some of which had once also been alive. The Undead Things saw that they shared with Thanos both exile and lonely immortality, and some did not hate him.</text:p>
      <text:p text:style-name="P2"/>
      <text:p text:style-name="P2">Nine hundred years later, Thanos still kept his station, rooted to the spot like a great dark tree. As generations passed and Thanos' vassals looked down upon his unmoving figure beneath the parapet, they gave him a new name: The Oak.</text:p>
      <text:p text:style-name="P2"/>
      <text:p text:style-name="P2">Attacks by Dead Things had abated in recent times, and some of the youngest children had never seen the Oak move. They doubted the stories told to them by their parents, suspecting instead that the great armored statue beyond the gate was some kind of scarecrow for ghosts.</text:p>
      <text:p text:style-name="P2"><text:soft-page-break/></text:p>
      <text:p text:style-name="P2">Then one <text:span text:style-name="T1">gray</text:span> morning a new and dreadful Dead Thing, a Dark Servant from beyond the Veil, fell upon the stronghold. The Oak took up his axe and rushed out to meet the abomination. Though he landed many blows upon the thing, the Oak could not bring it down. The giant attacker had many arms and many weapons, and the Oak could not break through its defenses. In the end, the Dark Servant raised a great hooked club above its head and brought the weapon down upon the Oak, shattering him. His horrified vassals saw his armor scatter, and also saw that it contained no body.</text:p>
      <text:p text:style-name="P2"/>
      <text:p text:style-name="P2">Satisfied that the Oak was no more, The Dark Servant turned to the undefended stronghold, licking its many lips in anticipation of the succulent souls within.</text:p>
      <text:p text:style-name="P2"/>
      <text:p text:style-name="P2">Wisps of blue fog formed among the scattered remnants of the Oak's armor, and slowly each part moved across the ground, reconnecting to its neighbors. When at last the Oak's form was restored, he rose to his feet and took up his axe. For the first time in centuries, he spoke aloud:</text:p>
      <text:p text:style-name="P2"/>
      <text:p text:style-name="P2">"Warrior spirits, fellow exiles, hear me! Remember the fragility of those you loved, remember the noble causes for which you fought! Here is a worthy battle and a formidable foe! Rise with me now!"</text:p>
      <text:p text:style-name="P2"/>
      <text:p text:style-name="P2">From the ground around the Oak rose floating, spectral forms, growing in number until they flew in great swarms towards the Dark Servant. Screaming, the many-armed demon lashed out in all directions, but could not repel the clouds of angry spirits that engulfed it. Distracted by the onslaught, the Dark Servant did not see the Oak running towards him, picking up speed and raising his axe. The Oak leaped into the air and sank his weapon into the demon's chest, revealing its withered black heart. He reached inside and ripped it free, throwing it over the precipice. The Dark Servant bellowed one last time, then sank to the ground and moved no more.</text:p>
      <text:p text:style-name="P2"/>
      <text:p text:style-name="P2">The swirling spirits circled the Oak, then faded away as dawn broke. The Oak then dragged the demon's corpse to the edge of the canyon and pushed it into the abyss. His vassals cheered from the stronghold, calling out his name.</text:p>
      <text:p text:style-name="P2"/>
      <text:p text:style-name="P2">He gave them neither sign nor word. Once again taking his place by the gate, he planted his axe-handle in the ground and set his shield before him, looking out over the hostile wastes of the Writh-tal.</text:p>
      <text:p text:style-name="P2"/>
      <text:p text:style-name="P2">He did not move.</text:p>
      <text:p text:style-name="P2"/>
      <text:p text:style-name="P3"/>
      <text:p text:style-name="P3"/>
      <text:p text:style-name="P3"/>
      <text:p text:style-name="P3">So there are many things that cross my mind while I read this, and I’ll try to make my interpretation as cohesive as possible and follow the chronological order of the story.</text:p>
      <text:p text:style-name="P3"/>
      <text:p text:style-name="P6"><text:span text:style-name="T6">Y</text:span><text:span text:style-name="T3">ou could interpret ‘The Oak’ as the embodiment of an ideal, an idea, a vision or anything of the sort. Also described by the fact that when the armor breaks nothing is inside, but it can reshape itself. Which is metaphorically like an idea because any person can hold on to an idea, and when you ‘break’ the person, you have only broken an embodiment of the idea, not the idea itself. Much like the movie ‘V for Vendetta’ where the main character says “Idea’s are bulletproof”.</text:span></text:p>
      <text:p text:style-name="P3"/>
      <text:p text:style-name="P6"><text:span text:style-name="T3">If you’d interpret The Oak as an embodiment of an idea, you can read the first part of the story, where ‘the idea’ is in service ‘of the king’, as saying that, as long as an idea </text:span><text:span text:style-name="T6">is beneficial</text:span><text:span text:style-name="T3"> </text:span><text:span text:style-name="T6">to</text:span><text:span text:style-name="T3"> the ruler of the domain in which it resides, it is held as “good”. But if the ruler changes, and the idea no longer </text:span><text:span text:style-name="T6">benifits</text:span><text:span text:style-name="T3"> the ruler, it can become “bad”. Even though the idea itself never changed.</text:span></text:p>
      <text:p text:style-name="P3"/>
      <text:p text:style-name="P3"><text:soft-page-break/>Since in this case the idea is the representation of virtue and the upholding of a moral code, the idea, when asked to “do as I say or be exiled” has only one option. To choose to be exiled. Because if the idea did anything else, it would no longer be virtues, and woul<text:span text:style-name="T9">d</text:span> break its moral code if it were to go “against the king”. As the king is not a soldier.</text:p>
      <text:p text:style-name="P3"/>
      <text:p text:style-name="P3">Since the Oak in this story is nothing more than the pure embodiment of an idea, he simply follows his own code like a ‘stoic’. Where a “mere human” would most likely doubt, because choosing exile means hardship for not only you, but everyone representing the idea.</text:p>
      <text:p text:style-name="P3"/>
      <text:p text:style-name="P3">The fact that the Oak chooses exile without second thought and his vassals follow him into hardship is something we as modern people need to look up to. Even though this is merely fiction, the idea of “having a view of the world for how it should be” and not stray away from that view as soon as brings hardship your way, is a way of saying “to have a backbone”. To have a vision and be able to execute it to the best of your abilities.</text:p>
      <text:p text:style-name="P3"/>
      <text:p text:style-name="P5"><text:span text:style-name="T2">This is the same as an example story given in the book “Stillness is the key” by Ryan Holiday where a story is written about a post WW</text:span><text:span text:style-name="T6">II</text:span><text:span text:style-name="T2"> person in Amsterdam biking outside one evening going home. This person would have the view of himself where he “is virtues and sees himself as one with the community”, but hears a cry of help and ignores it. Thereafter finding out it was a woman committing suicide and he ignored it. Not ever seeing himself as virtues again, because the ideals he held did not match the actions he took. The backbone was missing. The selflessness was missing.</text:span></text:p>
      <text:p text:style-name="P3"/>
      <text:p text:style-name="P7"><text:span text:style-name="T4">What I also like about this story is one sentence that can be easily overlooked of having any importance. The sentence where it is stated that “</text:span><text:span text:style-name="T8">The Undead Things saw that they shared with Thanos both exile and lonely immortality, and some did not hate him.”. </text:span><text:span text:style-name="T3">Which </text:span><text:span text:style-name="T4">is later (I think) referred to when the </text:span><text:span text:style-name="T6">Oak</text:span><text:span text:style-name="T4"> is shattered, reformed and rallies the spirits of those fallen, </text:span><text:span text:style-name="T6">which he might only be able to do, because of this connection.</text:span></text:p>
      <text:p text:style-name="P4"/>
      <text:p text:style-name="P4">And I think that is a nice way of saying that “the strong” (as in, those who have a refined mortal compass and a backbone to support it) will find others with that same strength and share a connection due to their, lets say, aura. Even though apart from this strength, nothing is shared.</text:p>
      <text:p text:style-name="P4"/>
      <text:p text:style-name="P4">I would envision this as two warriors meeting in battle, both of age, of experience and having withstand many hardships, might meet and feel a mutual respect, even though they defend different ideals. And due to this respect, will deal with their enclosed battle differently then they might another. They might fight to win the engagement and break off before killing the other. As a small token to their connection.</text:p>
      <text:p text:style-name="P4"/>
      <text:p text:style-name="P4">While typing this, I am reminded of the opening cut scene of Battlefield 1, where after a hard battle and air assault, an allied and an axis soldier meet face to face, aim their weapons, and choose not to fight.</text:p>
      <text:p text:style-name="P8"><text:span text:style-name="T4"><text:line-break/>This is also depicted in </text:span><text:span text:style-name="T5">the Netflix series “The liberator” episode 3 “the enemy” at 33:05 where an axis soldier, clearly outgunning, out manning and out positioning the enemy. Asks his machine gunner to wait, because nothing has happened. The sniper would of course take the first shot because it is the most accurate and would tip the tide before the engagement. But the sniper, their most skilled unit, has not taken action. The axis soldier turns to look at their sniper, and </text:span><text:span text:style-name="T6">in that moment</text:span><text:span text:style-name="T5"> you see </text:span><text:span text:style-name="T6">the sniper</text:span><text:span text:style-name="T5"> take his finger of the trigger. Clearly showing respect for the hardship their enemies has suffered and lived through, and giving them a moment to </text:span><text:span text:style-name="T6">recouperate</text:span><text:span text:style-name="T5">. Feeling secure in his and his allies’ skills to survive another battle, might it occur in the future.</text:span></text:p>
      <text:p text:style-name="P12"/>
      <text:p text:style-name="P8"><text:soft-page-break/><text:span text:style-name="T5">These actions, are very subtle, but in being subtle, also very strong, because doing nothing, a non-action, requires courage. It requires strength to hold </text:span><text:span text:style-name="T6">o</text:span><text:span text:style-name="T5">nto your moral codes in times of hardship and not let yourself be tempted by doubt and thus wanting to feel ‘safe’. But how safe are you, if you cannot trust yourself, and give your enemy the respect it deserves, and trusting that if you act with respect and courage, your enemy will see this, and reciprocate. </text:span><text:span text:style-name="T6">If the allies win the next engagement, they will remember this action that was never taken, and spare the axis soldiers lives </text:span><text:span text:style-name="T7">if captured</text:span><text:span text:style-name="T6">.</text:span></text:p>
      <text:p text:style-name="P12"/>
      <text:p text:style-name="P8"><text:span text:style-name="T5">To me, The Oak embodies this strength and virtue. </text:span><text:span text:style-name="T6">Because he is not only able to call upon the spirits of his fallen, but also of those of his enemies, to stand with him in dire tim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1T10:56:57.221000000</meta:creation-date>
    <dc:date>2021-02-11T13:07:40.777000000</dc:date>
    <meta:editing-duration>PT2M35S</meta:editing-duration>
    <meta:editing-cycles>3</meta:editing-cycles>
    <meta:generator>LibreOffice/7.0.1.2$Windows_X86_64 LibreOffice_project/7cbcfc562f6eb6708b5ff7d7397325de9e764452</meta:generator>
    <meta:document-statistic meta:table-count="0" meta:image-count="0" meta:object-count="0" meta:page-count="4" meta:paragraph-count="35" meta:word-count="2053" meta:character-count="11400" meta:non-whitespace-character-count="9381"/>
  </office:meta>
</office:document-meta>
</file>